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Event.eventName( Bpel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Event.to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Event.ge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pelEvent.setLineNo( int line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vent.setTimestamp( Date t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vent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